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1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Job Nam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Last done</text:p>
          </table:table-cell>
          <table:table-cell office:value-type="string" calcext:value-type="string">
            <text:p>Next due date</text:p>
          </table:table-cell>
          <table:table-cell office:value-type="string" calcext:value-type="string">
            <text:p>Days remaining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Vacuum bedroom</text:p>
          </table:table-cell>
          <table:table-cell office:value-type="float" office:value="7" calcext:value-type="float">
            <text:p>7</text:p>
          </table:table-cell>
          <table:table-cell office:value-type="date" office:date-value="2024-01-23" calcext:value-type="date">
            <text:p>2024-01-23</text:p>
          </table:table-cell>
          <table:table-cell table:formula="of:=[.C2]+[.B2]" office:value-type="date" office:date-value="2024-01-30" calcext:value-type="date">
            <text:p>2024-01-30</text:p>
          </table:table-cell>
          <table:table-cell table:formula="of:=[.D2]-TODAY()" office:value-type="float" office:value="6" calcext:value-type="float">
            <text:p>6</text:p>
          </table:table-cell>
          <table:table-cell table:formula="of:=-[.E2]/[.B2]" office:value-type="float" office:value="-0.857142857142857" calcext:value-type="float">
            <text:p>-0.857142857142857</text:p>
          </table:table-cell>
        </table:table-row>
        <table:table-row table:style-name="ro1">
          <table:table-cell office:value-type="string" calcext:value-type="string">
            <text:p>Vacuum kitchen</text:p>
          </table:table-cell>
          <table:table-cell office:value-type="float" office:value="7" calcext:value-type="float">
            <text:p>7</text:p>
          </table:table-cell>
          <table:table-cell office:value-type="date" office:date-value="2024-01-20" calcext:value-type="date">
            <text:p>2024-01-20</text:p>
          </table:table-cell>
          <table:table-cell table:formula="of:=[.C3]+[.B3]" office:value-type="date" office:date-value="2024-01-27" calcext:value-type="date">
            <text:p>2024-01-27</text:p>
          </table:table-cell>
          <table:table-cell table:formula="of:=DAYS([.D3]; TODAY())" office:value-type="float" office:value="3" calcext:value-type="float">
            <text:p>3</text:p>
          </table:table-cell>
          <table:table-cell table:formula="of:=-[.E3]/[.B3]" office:value-type="float" office:value="-0.428571428571429" calcext:value-type="float">
            <text:p>-0.428571428571429</text:p>
          </table:table-cell>
        </table:table-row>
        <table:table-row table:style-name="ro1">
          <table:table-cell office:value-type="string" calcext:value-type="string">
            <text:p>Wash windows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1-01" calcext:value-type="date">
            <text:p>2024-01-01</text:p>
          </table:table-cell>
          <table:table-cell table:formula="of:=[.C4]+[.B4]" office:value-type="date" office:date-value="2024-01-15" calcext:value-type="date">
            <text:p>2024-01-15</text:p>
          </table:table-cell>
          <table:table-cell table:formula="of:=DAYS([.D4]; TODAY())" office:value-type="float" office:value="-9" calcext:value-type="float">
            <text:p>-9</text:p>
          </table:table-cell>
          <table:table-cell table:formula="of:=-[.E4]/[.B4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Purge fridge</text:p>
          </table:table-cell>
          <table:table-cell office:value-type="float" office:value="14" calcext:value-type="float">
            <text:p>14</text:p>
          </table:table-cell>
          <table:table-cell office:value-type="date" office:date-value="2023-12-01" calcext:value-type="date">
            <text:p>2023-12-01</text:p>
          </table:table-cell>
          <table:table-cell table:formula="of:=[.C5]+[.B5]" office:value-type="date" office:date-value="2023-12-15" calcext:value-type="date">
            <text:p>2023-12-15</text:p>
          </table:table-cell>
          <table:table-cell table:formula="of:=DAYS([.D5]; TODAY())" office:value-type="float" office:value="-40" calcext:value-type="float">
            <text:p>-40</text:p>
          </table:table-cell>
          <table:table-cell table:formula="of:=-[.E5]/[.B5]" office:value-type="float" office:value="2.85714285714286" calcext:value-type="float">
            <text:p>2.85714285714286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F1:Sheet1.F1048576">
            <calcext:color-scale>
              <calcext:color-scale-entry calcext:value="0" calcext:type="minimum" calcext:color="#5eb91e"/>
              <calcext:color-scale-entry calcext:value="0" calcext:type="number" calcext:color="#ffffd7"/>
              <calcext:color-scale-entry calcext:value="0" calcext:type="maximum" calcext:color="#ff542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9:29:40.543843402</meta:creation-date>
    <dc:date>2024-01-24T20:15:04.269611289</dc:date>
    <meta:editing-duration>PT1M32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